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5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2</text:p>
        </draw:connector>
        <draw:connector draw:style-name="gr6" draw:text-style-name="P1" draw:layer="layout" draw:type="curve" svg:x1="12.024cm" svg:y1="15.668cm" svg:x2="6.683cm" svg:y2="8.794cm" draw:start-shape="id5" draw:start-glue-point="6" draw:end-shape="id7" draw:end-glue-point="8" svg:d="M12024 15668c-3561 0-5341-2291-5341-6874" svg:viewBox="0 0 5342 6875">
          <text:p text:style-name="P1"/>
          <text:p text:style-name="P1"/>
          <text:p text:style-name="P1">? <text:s text:c="26"/></text:p>
        </draw:connector>
        <draw:connector draw:style-name="gr3" draw:text-style-name="P1" draw:layer="layout" draw:type="curve" draw:line-skew="-0.785cm" svg:x1="12.024cm" svg:y1="15.668cm" svg:x2="5.776cm" svg:y2="4.085cm" draw:start-shape="id5" draw:start-glue-point="6" draw:end-shape="id8" draw:end-glue-point="6" svg:d="M12024 15668c-11302 0-8178-11583-6248-11583" svg:viewBox="0 0 8160 11584">
          <text:p text:style-name="P1"/>
          <text:p text:style-name="P1">3 <text:s text:c="50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5:59:50.025098888</dc:date>
    <dc:creator>elucterio </dc:creator>
    <meta:editing-duration>PT4H8M1S</meta:editing-duration>
    <meta:editing-cycles>22</meta:editing-cycles>
    <meta:generator>LibreOffice/4.2.8.2$Linux_X86_64 LibreOffice_project/420m0$Build-2</meta:generator>
    <meta:document-statistic meta:object-count="17"/>
  </office:meta>
</office:document-meta>
</file>